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Standard">
      <style:text-properties fo:font-weight="bold" officeooo:rsid="001d1766" officeooo:paragraph-rsid="001d1766" style:font-weight-asian="bold" style:font-weight-complex="bold"/>
    </style:style>
    <style:style style:name="P2" style:family="paragraph" style:parent-style-name="Standard">
      <style:text-properties officeooo:rsid="001d1766" officeooo:paragraph-rsid="001d1766"/>
    </style:style>
    <style:style style:name="P3" style:family="paragraph" style:parent-style-name="Standard">
      <style:text-properties officeooo:paragraph-rsid="001d1766"/>
    </style:style>
    <style:style style:name="P4" style:family="paragraph" style:parent-style-name="Standard">
      <style:text-properties officeooo:rsid="001da38e" officeooo:paragraph-rsid="001da38e"/>
    </style:style>
    <style:style style:name="P5" style:family="paragraph" style:parent-style-name="Frame_20_contents">
      <style:text-properties officeooo:paragraph-rsid="001f49f1"/>
    </style:style>
    <style:style style:name="P6" style:family="paragraph" style:parent-style-name="Frame_20_contents">
      <style:text-properties style:font-name="DejaVu Sans" fo:font-weight="bold" officeooo:rsid="0020907b" officeooo:paragraph-rsid="0020907b" style:font-weight-asian="bold" style:font-weight-complex="bold"/>
    </style:style>
    <style:style style:name="P7" style:family="paragraph" style:parent-style-name="Frame_20_contents">
      <style:text-properties style:font-name="arial" fo:font-size="12pt" fo:font-weight="bold" officeooo:paragraph-rsid="001f49f1" style:font-size-asian="10.5pt" style:font-weight-asian="bold" style:font-size-complex="12pt" style:font-weight-complex="bold"/>
    </style:style>
    <style:style style:name="P8" style:family="paragraph" style:parent-style-name="Standard" style:list-style-name="L1">
      <style:text-properties officeooo:rsid="001d1766" officeooo:paragraph-rsid="001da38e"/>
    </style:style>
    <style:style style:name="P9" style:family="paragraph" style:parent-style-name="Standard" style:list-style-name="L1">
      <style:text-properties officeooo:rsid="001da38e" officeooo:paragraph-rsid="001da38e"/>
    </style:style>
    <style:style style:name="P10" style:family="paragraph" style:parent-style-name="Standard" style:list-style-name="L3">
      <style:text-properties officeooo:rsid="001da38e" officeooo:paragraph-rsid="001da38e"/>
    </style:style>
    <style:style style:name="P11" style:family="paragraph" style:parent-style-name="Standard" style:list-style-name="L4">
      <style:text-properties fo:font-weight="normal" officeooo:rsid="001da38e" officeooo:paragraph-rsid="001da38e" style:font-weight-asian="normal" style:font-weight-complex="normal"/>
    </style:style>
    <style:style style:name="P12" style:family="paragraph" style:parent-style-name="Standard" style:list-style-name="L2">
      <style:text-properties style:font-name="Liberation Serif" fo:font-weight="normal" officeooo:rsid="001da38e" officeooo:paragraph-rsid="001da38e" style:font-weight-asian="normal" style:font-weight-complex="normal"/>
    </style:style>
    <style:style style:name="P13" style:family="paragraph" style:parent-style-name="Standard" style:list-style-name="L3">
      <style:text-properties officeooo:paragraph-rsid="001da38e"/>
    </style:style>
    <style:style style:name="P14" style:family="paragraph">
      <style:paragraph-properties fo:text-align="center"/>
    </style:style>
    <style:style style:name="P15" style:family="paragraph">
      <style:paragraph-properties style:writing-mode="lr-tb"/>
    </style:style>
    <style:style style:name="P16" style:family="paragraph">
      <style:paragraph-properties style:writing-mode="lr-tb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a38e" style:font-weight-asian="bold" style:font-weight-complex="bold"/>
    </style:style>
    <style:style style:name="T3" style:family="text">
      <style:text-properties fo:font-weight="bold" officeooo:rsid="001f49f1" style:font-weight-asian="bold" style:font-weight-complex="bold"/>
    </style:style>
    <style:style style:name="T4" style:family="text">
      <style:text-properties style:font-name="Liberation Serif" fo:font-weight="normal" style:font-weight-asian="normal" style:font-weight-complex="normal"/>
    </style:style>
    <style:style style:name="T5" style:family="text">
      <style:text-properties style:font-name="Liberation Serif" fo:font-weight="normal" officeooo:rsid="001d1766" style:font-weight-asian="normal" style:font-weight-complex="normal"/>
    </style:style>
    <style:style style:name="T6" style:family="text">
      <style:text-properties style:font-name="Liberation Serif" fo:font-weight="bold" style:font-weight-asian="bold" style:font-weight-complex="bold"/>
    </style:style>
    <style:style style:name="T7" style:family="text">
      <style:text-properties style:font-name="Liberation Serif" fo:font-weight="bold" officeooo:rsid="001da38e" style:font-weight-asian="bold" style:font-weight-complex="bold"/>
    </style:style>
    <style:style style:name="T8" style:family="text">
      <style:text-properties style:font-name="Liberation Serif1"/>
    </style:style>
    <style:style style:name="T9" style:family="text">
      <style:text-properties style:font-name="Liberation Serif1" fo:font-weight="bold" style:font-weight-asian="bold" style:font-weight-complex="bold"/>
    </style:style>
    <style:style style:name="T10" style:family="text">
      <style:text-properties officeooo:rsid="001f49f1"/>
    </style:style>
    <style:style style:name="T11" style:family="text">
      <style:text-properties fo:font-size="16pt" style:font-size-asian="14pt" style:font-size-complex="16pt"/>
    </style:style>
    <style:style style:name="T12" style:family="text">
      <style:text-properties fo:font-size="21pt" style:font-size-asian="18.3500003814697pt" style:font-size-complex="21pt"/>
    </style:style>
    <style:style style:name="T13" style:family="text">
      <style:text-properties fo:font-size="6pt" style:font-size-asian="5.25pt" style:font-size-complex="6pt"/>
    </style:style>
    <style:style style:name="T14" style:family="text">
      <style:text-properties officeooo:rsid="00234de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marker-end="Arrow" draw:marker-end-width="0.176cm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textarea-horizontal-align="justify" draw:textarea-vertical-align="middle" draw:auto-grow-height="false" fo:min-height="0.87cm" fo:min-width="3.383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 style:parent-style-name="Frame">
      <style:graphic-properties svg:stroke-width="0cm" draw:marker-start-width="0.353cm" draw:marker-end-width="0.353cm" draw:textarea-horizontal-align="justify" draw:textarea-vertical-align="middle" draw:auto-grow-height="false" fo:min-height="0.974cm" fo:min-width="2.131cm" fo:padding-top="0cm" fo:padding-bottom="0cm" fo:padding-left="0cm" fo:padding-right="0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Ω</text:span>Entidades: </text:p>
      <text:list text:style-name="L1">
        <text:list-item>
          <text:p text:style-name="P8"><text:s/>Alunos( vários empréstimos)</text:p>
        </text:list-item>
        <text:list-item>
          <text:p text:style-name="P8"><text:s/>Livros (vários empréstimos)</text:p>
        </text:list-item>
        <text:list-item>
          <text:p text:style-name="P9">Data de devolução</text:p>
        </text:list-item>
        <text:list-item>
          <text:p text:style-name="P9">empréstimos</text:p>
        </text:list-item>
      </text:list>
      <text:p text:style-name="P2"/>
      <text:p text:style-name="P2"><text:span text:style-name="T6">Ω</text:span><text:span text:style-name="T7">A</text:span><text:span text:style-name="T1">tributos </text:span><text:span text:style-name="T2">aluno</text:span><text:span text:style-name="T1">: </text:span></text:p>
      <text:list text:style-name="L2">
        <text:list-item>
          <text:p text:style-name="P12">Nome <text:span text:style-name="T14">(Monovaloral)</text:span></text:p>
        </text:list-item>
        <text:list-item>
          <text:p text:style-name="P12">Mat <text:span text:style-name="T14">(Multivaloral)</text:span></text:p>
        </text:list-item>
        <text:list-item>
          <text:p text:style-name="P12">DN</text:p>
        </text:list-item>
        <text:list-item>
          <text:p text:style-name="P12">Endereço <text:span text:style-name="T14">(Multivaloral)</text:span></text:p>
        </text:list-item>
        <text:list-item>
          <text:p text:style-name="P12">Telefone <text:span text:style-name="T14">(Multivaloral)</text:span></text:p>
        </text:list-item>
      </text:list>
      <text:p text:style-name="P2"/>
      <text:p text:style-name="P4"><text:span text:style-name="T6">ΩA</text:span><text:span text:style-name="T9">tributos livro:</text:span></text:p>
      <text:list text:style-name="L3">
        <text:list-item>
          <text:p text:style-name="P10">Genero</text:p>
        </text:list-item>
        <text:list-item>
          <text:p text:style-name="P10">Nome</text:p>
        </text:list-item>
        <text:list-item>
          <text:p text:style-name="P10">Codigo</text:p>
        </text:list-item>
        <text:list-item>
          <text:p text:style-name="P10">Autor </text:p>
        </text:list-item>
        <text:list-item>
          <text:p text:style-name="P10">Classificação</text:p>
        </text:list-item>
        <text:list-item>
          <text:p text:style-name="P10">Idade</text:p>
          <text:p text:style-name="P13"/>
        </text:list-item>
      </text:list>
      <text:p text:style-name="P4"><text:span text:style-name="T6">Ω</text:span><text:span text:style-name="T9">Atributos</text:span><text:span text:style-name="T8"> </text:span><text:span text:style-name="T9">empréstimos:</text:span></text:p>
      <text:list text:style-name="L4">
        <text:list-item>
          <text:p text:style-name="P11">Data-empréstimo </text:p>
        </text:list-item>
        <text:list-item>
          <text:p text:style-name="P11">prazo</text:p>
        </text:list-item>
        <text:list-item>
          <text:p text:style-name="P11">Data-devolução</text:p>
          <text:p text:style-name="P11"/>
        </text:list-item>
      </text:list>
      <text:p text:style-name="P2"><text:span text:style-name="T4">Ω</text:span><text:span text:style-name="T1">Relações:</text:span></text:p>
      <text:p text:style-name="P2"><draw:custom-shape text:anchor-type="paragraph" draw:z-index="1" draw:name="Forma 2" draw:style-name="gr3" draw:text-style-name="P16" svg:width="4.261cm" svg:height="1.948cm" svg:x="5.669cm" svg:y="0.372cm"><text:p text:style-name="P6">Realiza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text:span text:style-name="T1"/></text:p>
      <text:p text:style-name="P3"><draw:custom-shape text:anchor-type="paragraph" draw:z-index="2" draw:name="Forma 1" draw:style-name="gr2" draw:text-style-name="P15" svg:width="3.476cm" svg:height="0.962cm" svg:x="0.078cm" svg:y="0.353cm"><text:p text:style-name="P5"><text:span text:style-name="T3">ALUNO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0" draw:name="Forma 3" draw:style-name="gr2" draw:text-style-name="P15" svg:width="3.476cm" svg:height="0.962cm" svg:x="12.019cm" svg:y="0.228cm"><text:p text:style-name="P7"><text:span text:style-name="T10">EMPRÉSTIMO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3" draw:name="Linha 1" draw:style-name="gr1" draw:text-style-name="P14" svg:x1="3.738cm" svg:y1="0.811cm" svg:x2="5.669cm" svg:y2="0.837cm"><text:p/></draw:line><draw:line text:anchor-type="paragraph" draw:z-index="4" draw:name="Linha 2" draw:style-name="gr1" draw:text-style-name="P14" svg:x1="9.982cm" svg:y1="0.838cm" svg:x2="11.834cm" svg:y2="0.785cm"><text:p/></draw:line><text:span text:style-name="T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9T15:05:45.162210660</meta:creation-date>
    <dc:date>2026-03-26T14:03:43.915083447</dc:date>
    <meta:editing-duration>PT18M40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" meta:paragraph-count="28" meta:word-count="59" meta:character-count="365" meta:non-whitespace-character-count="346"/>
  </office:meta>
</office:document-meta>
</file>